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7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3500</text:p>
          </table:table-cell>
          <table:table-cell table:formula="of:=ROUNDUP(15/0.06*1.1)" office:value-type="float" office:value="275" calcext:value-type="float">
            <text:p>27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.1/0.06*1.1)"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uloi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isin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anderi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</table:table>
      <table:table table:name="Parements extérieurs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4"/>
        </table:table-row>
      </table:table>
      <table:table table:name="Carport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15T12:53:05.825397583</dc:date>
    <meta:editing-duration>PT3H3M45S</meta:editing-duration>
    <meta:editing-cycles>55</meta:editing-cycles>
    <meta:generator>LibreOffice/5.2.0.4$Linux_x86 LibreOffice_project/20m0$Build-4</meta:generator>
    <meta:document-statistic meta:table-count="5" meta:cell-count="95" meta:object-count="0"/>
  </office:meta>
</office:document-meta>
</file>